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</office:automatic-styles>
  <office:body>
    <office:presentation>
      <draw:page draw:name="page1" draw:style-name="dp1" draw:master-page-name="標準" presentation:presentation-page-layout-name="AL1T0"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no </meta:initial-creator>
    <meta:creation-date>2014-06-22T22:00:32</meta:creation-date>
    <dc:date>2014-06-22T22:00:59</dc:date>
    <dc:creator>mino </dc:creator>
    <meta:editing-duration>P0D</meta:editing-duration>
    <meta:editing-cycles>1</meta:editing-cycles>
    <meta:document-statistic meta:object-count="23"/>
    <meta:generator>LibreOffice/3.6$Linux_x86 LibreOffice_project/360m1$Build-2</meta:generator>
  </office:meta>
</office:document-meta>
</file>